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eaa5b"/>
    </style:style>
    <style:style style:name="T1" style:family="text">
      <style:text-properties officeooo:rsid="001eaa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is is the first file I'm adding to my repository.</text:span></text:p>
      <text:p text:style-name="P1"><text:span text:style-name="T1">File Creation Date--&gt;13.06.2013</text:span></text:p>
      <text:p text:style-name="P1"><text:span text:style-name="T1">File Creation Time--&gt;05:28 p.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ik </meta:initial-creator>
    <meta:creation-date>2013-06-13T17:26:18</meta:creation-date>
    <dc:date>2013-06-13T17:30:09</dc:date>
    <dc:creator>anik </dc:creator>
    <meta:editing-duration>P0D</meta:editing-duration>
    <meta:editing-cycles>1</meta:editing-cycles>
    <meta:document-statistic meta:table-count="0" meta:image-count="0" meta:object-count="0" meta:page-count="1" meta:paragraph-count="3" meta:word-count="19" meta:character-count="113" meta:non-whitespace-character-count="99"/>
    <meta:generator>LibreOffice/4.0.2.2$Linux_x86 LibreOffice_project/400m0$Build-2</meta:generator>
  </office:meta>
</office:document-meta>
</file>